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fc38" officeooo:paragraph-rsid="001dfc38"/>
    </style:style>
    <style:style style:name="P2" style:family="paragraph" style:parent-style-name="Standard">
      <style:text-properties officeooo:rsid="0020cfcb" officeooo:paragraph-rsid="0020cfcb"/>
    </style:style>
    <style:style style:name="P3" style:family="paragraph" style:parent-style-name="Standard">
      <style:text-properties officeooo:rsid="0023c010" officeooo:paragraph-rsid="0023c010"/>
    </style:style>
    <style:style style:name="P4" style:family="paragraph" style:parent-style-name="Standard">
      <style:text-properties officeooo:rsid="00240afb" officeooo:paragraph-rsid="00240afb"/>
    </style:style>
    <style:style style:name="P5" style:family="paragraph" style:parent-style-name="Standard">
      <style:text-properties style:text-underline-style="solid" style:text-underline-width="auto" style:text-underline-color="font-color" officeooo:rsid="00240afb" officeooo:paragraph-rsid="00240afb"/>
    </style:style>
    <style:style style:name="P6" style:family="paragraph" style:parent-style-name="Standard">
      <style:text-properties officeooo:rsid="003021c3" officeooo:paragraph-rsid="003021c3"/>
    </style:style>
    <style:style style:name="P7" style:family="paragraph" style:parent-style-name="Title">
      <style:paragraph-properties fo:text-align="start" style:justify-single-word="false"/>
      <style:text-properties fo:color="#2a6099" loext:opacity="100%"/>
    </style:style>
    <style:style style:name="P8" style:family="paragraph" style:parent-style-name="Heading_20_3">
      <style:text-properties fo:color="#2a6099" loext:opacity="100%" fo:font-size="16pt" style:text-underline-style="solid" style:text-underline-width="auto" style:text-underline-color="font-color" fo:font-weight="bold" officeooo:rsid="001dfc38" officeooo:paragraph-rsid="001dfc38" style:font-size-asian="16pt" style:font-weight-asian="bold" style:font-size-complex="16pt" style:font-weight-complex="bold"/>
    </style:style>
    <style:style style:name="P9" style:family="paragraph" style:parent-style-name="Heading_20_3">
      <style:text-properties fo:color="#2a6099" loext:opacity="100%" fo:font-size="16pt" style:text-underline-style="solid" style:text-underline-width="auto" style:text-underline-color="font-color" style:font-size-asian="16pt" style:font-size-complex="16pt"/>
    </style:style>
    <style:style style:name="P10" style:family="paragraph" style:parent-style-name="Title">
      <style:text-properties fo:color="#000000" loext:opacity="100%"/>
    </style:style>
    <style:style style:name="P11" style:family="paragraph" style:parent-style-name="Heading_20_2">
      <style:text-properties fo:color="#2a6099" loext:opacity="100%"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Heading_20_3">
      <style:text-properties fo:color="#2a6099" loext:opacity="100%" fo:font-size="16pt" style:text-underline-style="solid" style:text-underline-width="auto" style:text-underline-color="font-color" fo:font-weight="bold" officeooo:rsid="001dfc38" officeooo:paragraph-rsid="001dfc38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1dfc38" officeooo:paragraph-rsid="001dfc38"/>
    </style:style>
    <style:style style:name="P15" style:family="paragraph" style:parent-style-name="Standard">
      <style:text-properties officeooo:paragraph-rsid="004041c3"/>
    </style:style>
    <style:style style:name="P16" style:family="paragraph" style:parent-style-name="Standard" style:list-style-name="L8">
      <style:text-properties officeooo:paragraph-rsid="004041c3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5">
      <style:paragraph-properties fo:margin-top="0cm" fo:margin-bottom="0cm" style:contextual-spacing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8">
      <style:text-properties officeooo:paragraph-rsid="004041c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2727da"/>
    </style:style>
    <style:style style:name="T4" style:family="text">
      <style:text-properties officeooo:rsid="002e47e6"/>
    </style:style>
    <style:style style:name="T5" style:family="text">
      <style:text-properties officeooo:rsid="002f6017"/>
    </style:style>
    <style:style style:name="T6" style:family="text">
      <style:text-properties officeooo:rsid="00300d83"/>
    </style:style>
    <style:style style:name="T7" style:family="text">
      <style:text-properties officeooo:rsid="00304d8f"/>
    </style:style>
    <style:style style:name="T8" style:family="text">
      <style:text-properties officeooo:rsid="0032bbb9"/>
    </style:style>
    <style:style style:name="T9" style:family="text">
      <style:text-properties officeooo:rsid="0032c39f"/>
    </style:style>
    <style:style style:name="T10" style:family="text">
      <style:text-properties officeooo:rsid="0034823f"/>
    </style:style>
    <style:style style:name="T11" style:family="text">
      <style:text-properties officeooo:rsid="0034d017"/>
    </style:style>
    <style:style style:name="T12" style:family="text">
      <style:text-properties officeooo:rsid="0035e141"/>
    </style:style>
    <style:style style:name="T13" style:family="text">
      <style:text-properties officeooo:rsid="0037c011"/>
    </style:style>
    <style:style style:name="T14" style:family="text">
      <style:text-properties officeooo:rsid="003a916a"/>
    </style:style>
    <style:style style:name="T15" style:family="text">
      <style:text-properties officeooo:rsid="003e3a83"/>
    </style:style>
    <style:style style:name="T16" style:family="text">
      <style:text-properties officeooo:rsid="001dfc3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Anteproyecto</text:p>
      <text:p text:style-name="P10">Real Fight</text:p>
      <text:p text:style-name="Standard"/>
      <text:p text:style-name="P6">Barrera Carmona Alejandro</text:p>
      <text:p text:style-name="Standard">Proyecto Integrado Ciclo Superior DAW</text:p>
      <text:h text:style-name="P11" text:outline-level="2">Descripción del proyecto</text:h>
      <text:p text:style-name="Standard"/>
      <text:p text:style-name="P1"><text:span text:style-name="T4">Real Fight</text:span> es una aplicación web innovadora y completa diseñada para revolucionar el mundo del combate, brinda una plataforma unica en la que encontraras el mejor equipo para los deportes de contacto en cuanto a calidad y diseño. <text:span text:style-name="T7">En Real Fight podrás </text:span><text:span text:style-name="T8">adquirir todo tipo de productos dependiendo de tu estilo, tenemos equipo de Grappling/BJJ, Kickboxing/MuayThai, Boxeo y MMA</text:span><text:span text:style-name="T7">.</text:span></text:p>
      <text:p text:style-name="P1"/>
      <text:p text:style-name="P2">Real Fight es un<text:span text:style-name="T9">a tienda diseñada para dar máxima calidad a los luchadores.</text:span></text:p>
      <text:p text:style-name="P1"/>
      <text:p text:style-name="P1">Esta construid<text:span text:style-name="T6">o</text:span> con PHP, JS, HTML y CSS<text:span text:style-name="T1">.</text:span></text:p>
      <text:p text:style-name="P1"/>
      <text:p text:style-name="P1"/>
      <text:h text:style-name="P11" text:outline-level="2">Requisitos de información</text:h>
      <text:p text:style-name="P1"/>
      <text:p text:style-name="P3">1. Un usuario que no está registrado debe ser capaz de:</text:p>
      <text:p text:style-name="P3"><text:tab/>a. Ver <text:span text:style-name="T10">los productos pero no comprarlos.</text:span></text:p>
      <text:p text:style-name="P3"><text:tab/>b. Registrarse</text:p>
      <text:p text:style-name="P1"/>
      <text:p text:style-name="P4">2. Un usuario registrado debe ser capaz de:</text:p>
      <text:p text:style-name="P4"><text:tab/>a. <text:span text:style-name="T11">Comprar los productos.</text:span></text:p>
      <text:p text:style-name="P4"><text:tab/>b. <text:span text:style-name="T12">Añadir reseñas en los productos.</text:span></text:p>
      <text:p text:style-name="P4"><text:tab/>c. Poder borrar su perfil y/o descargar los datos de cuenta</text:p>
      <text:p text:style-name="P5"/>
      <text:p text:style-name="P1">3. Un usuario autenticado como administrador debe ser capaz de:</text:p>
      <text:p text:style-name="P1"><text:tab/>a. Ver todos los usuarios registrados en el sistema.</text:p>
      <text:p text:style-name="P1"><text:tab/><text:span text:style-name="T5">b</text:span>. Añadir, modificar o eliminar l<text:span text:style-name="T3">as novedades</text:span> de nuestro sistema.</text:p>
      <text:p text:style-name="P1"><text:tab/><text:span text:style-name="T5">c</text:span>. Ver un dashboard con información relevante de la aplicación:</text:p>
      <text:p text:style-name="P1"><text:tab/><text:tab/>i. <text:span text:style-name="T13">El producto</text:span><text:span text:style-name="T3"> con mas ventas</text:span>.</text:p>
      <text:p text:style-name="P1"><text:span text:style-name="T2"><text:tab/><text:tab/>ii</text:span>. <text:span text:style-name="T3">La </text:span><text:span text:style-name="T13">seccion de lucha mas visitada (Grappling o Striking).</text:span></text:p>
      <text:p text:style-name="P1"><text:tab/><text:tab/>iv. Ticket de la venta junto al correo electrónico del cliente.</text:p>
      <text:p text:style-name="P1"/>
      <text:h text:style-name="P12" text:outline-level="2" text:is-list-header="true"><text:soft-page-break/></text:h>
      <text:h text:style-name="P12" text:outline-level="2">Requisitos no funcionales</text:h>
      <text:p text:style-name="P1"/>
      <text:p text:style-name="P1"><text:span text:style-name="T5">1</text:span>. Las contraseñas del sistema deberán estar cifradas mediante SHA-256.</text:p>
      <text:p text:style-name="P1"/>
      <text:p text:style-name="P1"><text:span text:style-name="T14">2</text:span>. Cuando se elimine algún <text:span text:style-name="T15">producto</text:span> o diseño del sistema se pedirá confirmación.</text:p>
      <text:p text:style-name="P1"/>
      <text:h text:style-name="P8" text:outline-level="3">Descripción General del Proyecto</text:h>
      <text:p text:style-name="Text_20_body">El proyecto consiste en una tienda en línea para <text:span text:style-name="Strong_20_Emphasis">RealFight</text:span>, una promotora de MMA, donde los usuarios pueden explorar, seleccionar y comprar productos relacionados con deportes de combate. La tienda ofrece diversas categorías, como <text:span text:style-name="Strong_20_Emphasis">Striking</text:span>, <text:span text:style-name="Strong_20_Emphasis">Grappling</text:span> y <text:span text:style-name="Strong_20_Emphasis">Equipamiento</text:span>, y proporciona una experiencia de usuario intuitiva y moderna. Los usuarios pueden:</text:p>
      <text:list text:style-name="L1">
        <text:list-item>
          <text:p text:style-name="P18">Navegar por diferentes categorías de productos y ver los detalles de cada artículo.</text:p>
        </text:list-item>
        <text:list-item>
          <text:p text:style-name="P18">Añadir productos a un carrito de compras y revisar el carrito en cualquier página de la tienda.</text:p>
        </text:list-item>
        <text:list-item>
          <text:p text:style-name="P17">Completar el proceso de compra mediante un formulario de tramitación de pago que recopila su información personal, de envío y de pago.</text:p>
        </text:list-item>
      </text:list>
      <text:h text:style-name="P9" text:outline-level="3">Solución Tecnológica</text:h>
      <text:p text:style-name="Text_20_body">Para el desarrollo de esta aplicación, hemos optado por una arquitectura cliente-servidor utilizando <text:span text:style-name="Strong_20_Emphasis">PHP</text:span>, <text:span text:style-name="Strong_20_Emphasis">HTML</text:span>, <text:span text:style-name="Strong_20_Emphasis">CSS</text:span>, y <text:span text:style-name="Strong_20_Emphasis">JavaScript</text:span>. A continuación, se detallan los lenguajes y tecnologías empleadas:</text:p>
      <text:list text:style-name="L2">
        <text:list-item>
          <text:p text:style-name="P19"><text:span text:style-name="Strong_20_Emphasis">Front-End (Cliente)</text:span>:</text:p>
          <text:list>
            <text:list-item>
              <text:p text:style-name="P20"><text:span text:style-name="Strong_20_Emphasis">HTML5</text:span> y <text:span text:style-name="Strong_20_Emphasis">CSS3</text:span>: Para estructurar y estilizar la interfaz de usuario de la tienda. La estética será moderna y juvenil, utilizando una paleta de colores oscuros (negro, blanco y gris).</text:p>
            </text:list-item>
            <text:list-item>
              <text:p text:style-name="P20"><text:span text:style-name="Strong_20_Emphasis">JavaScript</text:span>: Se utilizará para la interacción del usuario, por ejemplo, para gestionar el carrito de compras en tiempo real, realizar validaciones de formulario en el cliente y mejorar la experiencia de usuario.</text:p>
            </text:list-item>
            <text:list-item>
              <text:p text:style-name="P20"><text:span text:style-name="Strong_20_Emphasis">Font Awesome</text:span>: Para iconos como el del carrito, haciendo que la interfaz sea más visualmente atractiva y clara.</text:p>
            </text:list-item>
          </text:list>
        </text:list-item>
        <text:list-item>
          <text:p text:style-name="P19"><text:span text:style-name="Strong_20_Emphasis">Back-End (Servidor)</text:span>:</text:p>
          <text:list>
            <text:list-item>
              <text:p text:style-name="P20"><text:span text:style-name="Strong_20_Emphasis">PHP</text:span>: Servirá como lenguaje principal para procesar las solicitudes del cliente, manejar la lógica de negocios y comunicarse con la base de datos. PHP se encargará de gestionar las sesiones de los usuarios, el procesamiento de los formularios de pedido y la lógica para almacenar la información de cada compra.</text:p>
            </text:list-item>
            <text:list-item>
              <text:p text:style-name="P20"><text:span text:style-name="Strong_20_Emphasis">MySQL</text:span>: Almacena la información relevante de productos, usuarios y pedidos en una base de datos relacional. MySQL es ideal para este tipo de aplicaciones por su compatibilidad con PHP y su eficiencia en el manejo de datos estructurados.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list text:continue-numbering="true" text:style-name="L2">
        <text:list-item>
          <text:p text:style-name="P19"><text:soft-page-break/><text:span text:style-name="Strong_20_Emphasis">Arquitectura de la Aplicación</text:span>:</text:p>
          <text:list>
            <text:list-item>
              <text:p text:style-name="P20"><text:span text:style-name="Strong_20_Emphasis">Arquitectura Cliente-Servidor</text:span>: El cliente (navegador web) envía solicitudes al servidor, donde se encuentra el código PHP. El servidor procesa las solicitudes, interactúa con la base de datos MySQL cuando sea necesario y devuelve el contenido dinámico al cliente.</text:p>
            </text:list-item>
            <text:list-item>
              <text:p text:style-name="P19"><text:span text:style-name="Strong_20_Emphasis">Modelo Vista Controlador (MVC)</text:span>: Aunque será una implementación sencilla, PHP separará la lógica del negocio de la presentación. Este enfoque organiza mejor el código y facilita el mantenimiento.</text:p>
            </text:list-item>
          </text:list>
        </text:list-item>
      </text:list>
      <text:p text:style-name="P1"/>
      <text:h text:style-name="P8" text:outline-level="3">Flujo del Proyecto y Esquema Cliente/Servidor</text:h>
      <text:h text:style-name="Heading_20_4" text:outline-level="4">1. <text:span text:style-name="Strong_20_Emphasis">Navegación en la Tienda (Cliente)</text:span></text:h>
      <text:list text:style-name="L3">
        <text:list-item>
          <text:p text:style-name="P22">El usuario puede acceder a la tienda a través de una <text:span text:style-name="Strong_20_Emphasis">página de inicio</text:span> o <text:span text:style-name="Strong_20_Emphasis">menú principal</text:span>, donde se presentan las diferentes categorías de productos.</text:p>
        </text:list-item>
        <text:list-item>
          <text:p text:style-name="P21">Cada categoría tiene una página de productos individuales con la opción de agregar artículos al carrito. Al hacer clic en un producto, el usuario es redirigido a una página de detalles del producto.</text:p>
        </text:list-item>
      </text:list>
      <text:h text:style-name="Heading_20_4" text:outline-level="4">2. <text:span text:style-name="Strong_20_Emphasis">Gestión del Carrito (Cliente)</text:span></text:h>
      <text:list text:style-name="L4">
        <text:list-item>
          <text:p text:style-name="P23">Los productos seleccionados se agregan a un carrito de compras gestionado con JavaScript en el cliente, permitiendo que los usuarios vean el contenido del carrito en tiempo real.</text:p>
        </text:list-item>
      </text:list>
      <text:h text:style-name="Heading_20_4" text:outline-level="4">3. <text:span text:style-name="Strong_20_Emphasis">Tramitación de Pago (Cliente y Servidor)</text:span></text:h>
      <text:list text:style-name="L5">
        <text:list-item>
          <text:p text:style-name="P25">Al hacer clic en el icono del carrito (visible en todas las páginas excepto en <text:span text:style-name="Source_20_Text">checkout.php</text:span>), el usuario es redirigido a la página de <text:span text:style-name="Strong_20_Emphasis">tramitación de pago</text:span>.</text:p>
        </text:list-item>
        <text:list-item>
          <text:p text:style-name="P24">En <text:span text:style-name="Source_20_Text">checkout.php</text:span>, el usuario completa un formulario de pedido con sus datos personales, dirección y datos de pago. Este formulario se valida en el cliente y luego se envía al servidor para su procesamiento.</text:p>
        </text:list-item>
      </text:list>
      <text:h text:style-name="Heading_20_4" text:outline-level="4">4. <text:span text:style-name="Strong_20_Emphasis">Procesamiento del Pedido (Servidor)</text:span></text:h>
      <text:list text:style-name="L6">
        <text:list-item>
          <text:p text:style-name="P27">En el servidor, PHP recibe la información enviada desde <text:span text:style-name="Source_20_Text">checkout.php</text:span>, valida los datos, los formatea y guarda la información del pedido en la base de datos.</text:p>
        </text:list-item>
        <text:list-item>
          <text:p text:style-name="P26">Al completarse el pedido, el servidor envía una respuesta al cliente, confirmando el éxito de la compra y mostrando un resumen del pedido.</text:p>
        </text:list-item>
      </text:list>
      <text:p text:style-name="P15"><text:span text:style-name="T16">5. </text:span><text:span text:style-name="Strong_20_Emphasis"><text:span text:style-name="T16">Estructura Cliente-Servidor</text:span></text:span></text:p>
      <text:p text:style-name="P15"><text:span text:style-name="Strong_20_Emphasis"/></text:p>
      <text:list text:style-name="L8">
        <text:list-item>
          <text:p text:style-name="P16"><text:span text:style-name="Strong_20_Emphasis"><text:span text:style-name="T16">Cliente</text:span></text:span><text:span text:style-name="T16">: Se encarga de la interfaz visual y de la lógica del carrito de compras en tiempo real. Las páginas están estructuradas en HTML y estilizadas en CSS, con interacción mediante JavaScript.</text:span></text:p>
        </text:list-item>
      </text:list>
      <text:p text:style-name="P15"/>
      <text:list text:continue-numbering="true" text:style-name="L8">
        <text:list-item>
          <text:p text:style-name="P29"><text:span text:style-name="Strong_20_Emphasis">Servidor</text:span>: Procesa las solicitudes, valida los datos y los gestiona con PHP, accediendo a la base de datos para registrar los pedidos.</text:p>
        </text:list-item>
        <text:list-item>
          <text:p text:style-name="P28"><text:soft-page-break/><text:span text:style-name="Strong_20_Emphasis">Base de Datos (MySQL)</text:span>: Contiene toda la información estructurada, como productos, usuarios y pedidos. PHP interactúa con MySQL para insertar y obtener datos en función de las solicitudes del client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1:55:07.303000000</meta:creation-date>
    <dc:date>2024-11-11T08:35:56.201000000</dc:date>
    <meta:editing-duration>PT5H3M59S</meta:editing-duration>
    <meta:editing-cycles>30</meta:editing-cycles>
    <meta:generator>LibreOffice/7.5.9.2$Windows_X86_64 LibreOffice_project/cdeefe45c17511d326101eed8008ac4092f278a9</meta:generator>
    <meta:document-statistic meta:table-count="0" meta:image-count="0" meta:object-count="0" meta:page-count="4" meta:paragraph-count="59" meta:word-count="950" meta:character-count="5912" meta:non-whitespace-character-count="5030"/>
  </office:meta>
</office:document-meta>
</file>